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Neue',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bd773"/>
    </style:style>
    <style:style style:name="P2" style:family="paragraph" style:parent-style-name="Standard">
      <style:text-properties officeooo:rsid="000f0c02" officeooo:paragraph-rsid="000f0c02"/>
    </style:style>
    <style:style style:name="P3" style:family="paragraph" style:parent-style-name="Standard">
      <style:text-properties officeooo:rsid="000f59f3" officeooo:paragraph-rsid="000f59f3"/>
    </style:style>
    <style:style style:name="P4" style:family="paragraph" style:parent-style-name="Standard">
      <style:text-properties officeooo:rsid="0011ff10" officeooo:paragraph-rsid="0011ff10"/>
    </style:style>
    <style:style style:name="P5" style:family="paragraph" style:parent-style-name="Standard">
      <style:text-properties officeooo:rsid="00146994" officeooo:paragraph-rsid="00146994"/>
    </style:style>
    <style:style style:name="P6" style:family="paragraph" style:parent-style-name="Standard">
      <style:text-properties officeooo:rsid="00158b2d" officeooo:paragraph-rsid="00158b2d"/>
    </style:style>
    <style:style style:name="P7" style:family="paragraph" style:parent-style-name="Standard">
      <style:text-properties officeooo:rsid="0015e208" officeooo:paragraph-rsid="0015e208"/>
    </style:style>
    <style:style style:name="P8" style:family="paragraph" style:parent-style-name="Standard">
      <style:text-properties fo:font-weight="bold" officeooo:rsid="00158b2d" officeooo:paragraph-rsid="00158b2d" style:font-weight-asian="bold" style:font-weight-complex="bold"/>
    </style:style>
    <style:style style:name="P9" style:family="paragraph" style:parent-style-name="Standard">
      <style:text-properties fo:font-weight="bold" officeooo:rsid="00146994" officeooo:paragraph-rsid="00146994" style:font-weight-asian="bold" style:font-weight-complex="bold"/>
    </style:style>
    <style:style style:name="P10" style:family="paragraph" style:parent-style-name="Standard">
      <style:text-properties fo:font-weight="bold" officeooo:rsid="0011ff10" officeooo:paragraph-rsid="0011ff10" style:font-weight-asian="bold" style:font-weight-complex="bold"/>
    </style:style>
    <style:style style:name="P11" style:family="paragraph" style:parent-style-name="Standard">
      <style:text-properties fo:font-weight="bold" officeooo:rsid="000f0c02" officeooo:paragraph-rsid="000f0c02" style:font-weight-asian="bold" style:font-weight-complex="bold"/>
    </style:style>
    <style:style style:name="P12" style:family="paragraph" style:parent-style-name="Standard">
      <style:text-properties fo:font-weight="bold" officeooo:rsid="000bd773" officeooo:paragraph-rsid="000bd773" style:font-weight-asian="bold" style:font-weight-complex="bold"/>
    </style:style>
    <style:style style:name="P13" style:family="paragraph" style:parent-style-name="Standard">
      <style:text-properties fo:font-weight="bold" officeooo:rsid="0016dfcf" officeooo:paragraph-rsid="0016dfcf" style:font-weight-asian="bold" style:font-weight-complex="bold"/>
    </style:style>
    <style:style style:name="P14" style:family="paragraph" style:parent-style-name="Standard">
      <style:text-properties fo:font-variant="normal" fo:text-transform="none" fo:letter-spacing="normal" fo:font-weight="normal" officeooo:rsid="0016dfcf" officeooo:paragraph-rsid="0016dfcf" style:font-weight-asian="normal" style:font-weight-complex="normal"/>
    </style:style>
    <style:style style:name="T1" style:family="text">
      <style:text-properties officeooo:rsid="000bd773"/>
    </style:style>
    <style:style style:name="T2" style:family="text">
      <style:text-properties officeooo:rsid="0010a523"/>
    </style:style>
    <style:style style:name="T3" style:family="text">
      <style:text-properties officeooo:rsid="0015e208"/>
    </style:style>
    <style:style style:name="T4" style:family="text">
      <style:text-properties style:font-name="Lato" fo:font-size="10.5pt" fo:font-style="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rain Brake Reliability Dataset (Need to download minitab):</text:p>
      <text:p text:style-name="P3">2 types of brake components. Data collected is interval between replacement of part<text:span text:style-name="T2">s 29 trains used. Doesn’t really tell you much about what is causing the failures.</text:span></text:p>
      <text:p text:style-name="P1"><text:span text:style-name="T1">: </text:span><text:a xlink:type="simple" xlink:href="https://support.minitab.com/en-us/datasets/reliability-data-sets/brake-reliability/" text:style-name="Internet_20_link" text:visited-style-name="Visited_20_Internet_20_Link">https://support.minitab.com/en-us/datasets/reliability-data-sets/brake-reliability/</text:a></text:p>
      <text:p text:style-name="P1"/>
      <text:p text:style-name="P11">NASA Bearing Dataset:</text:p>
      <text:p text:style-name="P2">test-to-failure data of bearings with radial load. The data recorded is vibration signals recorded using an accelerometer:</text:p>
      <text:p text:style-name="P2"><text:a xlink:type="simple" xlink:href="https://www.kaggle.com/vinayak123tyagi/bearing-dataset" text:style-name="Internet_20_link" text:visited-style-name="Visited_20_Internet_20_Link">https://www.kaggle.com/vinayak123tyagi/bearing-dataset</text:a></text:p>
      <text:p text:style-name="P2"/>
      <text:p text:style-name="P10">Elevator Predictive Maintenance dataset:</text:p>
      <text:p text:style-name="P4">Datasets from IoT sensors bearing rev sensor, humidity sensor and vibration sensor in time series. Does not tell you much about when failure occurs. But maybe some causal relationship can be found in between those 3 features:</text:p>
      <text:p text:style-name="P4"><text:a xlink:type="simple" xlink:href="https://zenodo.org/record/3653909#.XxX9p3VKhhE" text:style-name="Internet_20_link" text:visited-style-name="Visited_20_Internet_20_Link">https://zenodo.org/record/3653909#.XxX9p3VKhhE</text:a></text:p>
      <text:p text:style-name="P4"/>
      <text:p text:style-name="P9">AMLWorkshop data (Pretty Amazing):</text:p>
      <text:p text:style-name="P5">This dataset includes telemetry (voltage, rotation, pressure, and vibration maesurements) from 100 machins in real time averaged over every hour in 2015. Also contains error logs over time, failures over time, and specifics about the machines such as age and model:</text:p>
      <text:p text:style-name="P2"><text:a xlink:type="simple" xlink:href="https://github.com/microsoft/AMLWorkshop/blob/master/Lab%20Guide.ipynb" text:style-name="Internet_20_link" text:visited-style-name="Visited_20_Internet_20_Link">https://github.com/microsoft/AMLWorkshop/blob/master/Lab%20Guide.ipynb</text:a></text:p>
      <text:p text:style-name="P2"/>
      <text:p text:style-name="P8">Air Pressure System (APS) <text:s/>Failure in Scania trucks:</text:p>
      <text:p text:style-name="P6">Actual data from heavy Scania trucks. Contains neg error (not related to APS), and pos error (related to APS). 171 attibutes per record but the attribute names are anonymized for proprietary reasons. <text:span text:style-name="T3">The goal of the Kaggle competition with this dataset was to minimize total_cost = cost1*No_Instances+cost2*No_Instances. </text:span></text:p>
      <text:p text:style-name="P7">Where cost1 = 10 is the cost of an unnecessary check done my a mechanic, and cost2 = 500, is the cost of missing a a faulty truck which will then break down during operations.</text:p>
      <text:p text:style-name="P7"><text:a xlink:type="simple" xlink:href="https://www.kaggle.com/uciml/aps-failure-at-scania-trucks-data-set?select=aps_failure_description.txt" text:style-name="Internet_20_link" text:visited-style-name="Visited_20_Internet_20_Link">https://www.kaggle.com/uciml/aps-failure-at-scania-trucks-data-set?select=aps_failure_description.txt</text:a></text:p>
      <text:p text:style-name="P7"/>
      <text:p text:style-name="P13">Reliability Dataset from Survival Analysis package:</text:p>
      <text:p text:style-name="P14"> <text:span text:style-name="T4">Data from a factorial experiment on the life of glass capacitors as a function of voltage and operating temperature. There were 8 capacitors at each combination of temperature and voltage. Testing at each combination was terminated after the fourth failure.</text:span></text:p>
      <text:p text:style-name="P14"><text:a xlink:type="simple" xlink:href="https://rdrr.io/cran/survival/man/reliability.html" text:style-name="Internet_20_link" text:visited-style-name="Visited_20_Internet_20_Link"><text:span text:style-name="T4">https://rdrr.io/cran/survival/man/reliability.html</text:span></text:a></text:p>
      <text:p text:style-name="P2"/>
      <text:p text:style-name="P2"/>
      <text:p text:style-name="P2"/>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Neue',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0T12:11:08.889487749</meta:creation-date>
    <dc:date>2020-07-20T20:25:32.658609509</dc:date>
    <meta:editing-duration>PT4H31M33S</meta:editing-duration>
    <meta:editing-cycles>2</meta:editing-cycles>
    <meta:generator>LibreOffice/6.0.7.3$Linux_X86_64 LibreOffice_project/00m0$Build-3</meta:generator>
    <meta:document-statistic meta:table-count="0" meta:image-count="0" meta:object-count="0" meta:page-count="1" meta:paragraph-count="19" meta:word-count="284" meta:character-count="2194" meta:non-whitespace-character-count="1926"/>
  </office:meta>
</office:document-meta>
</file>